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49973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2971"/>
          <table:table-cell office:value-type="float" office:value="0.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1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63"/>
          <table:table-cell office:value-type="float" office:value="0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0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.43512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6005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0671"/>
          <table:table-cell office:value-type="float" office:value="0.0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5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45655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3263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8597"/>
          <table:table-cell office:value-type="float" office:value="0.1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1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43247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8115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2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6913"/>
          <table:table-cell office:value-type="float" office:value="0.1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5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.47104"/>
          <table:table-cell office:value-type="float" office:value="0.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023"/>
          <table:table-cell office:value-type="float" office:value="0.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0465"/>
          <table:table-cell office:value-type="float" office:value="0.1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20596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206.0"/>
          <table:table-cell office:value-type="float" office:value="4190.0"/>
          <table:table-cell office:value-type="float" office:value="11665.0"/>
          <table:table-cell office:value-type="float" office:value="12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1135"/>
          <table:table-cell office:value-type="float" office:value="1.039"/>
          <table:table-cell office:value-type="float" office:value="1.0"/>
          <table:table-cell office:value-type="float" office:value="45447.0"/>
          <table:table-cell office:value-type="float" office:value="0.0"/>
          <table:table-cell office:value-type="float" office:value="156.0"/>
          <table:table-cell office:value-type="float" office:value="9050.0"/>
          <table:table-cell office:value-type="float" office:value="54940.0"/>
          <table:table-cell office:value-type="float" office:value="4190.0"/>
          <table:table-cell office:value-type="float" office:value="11665.0"/>
          <table:table-cell office:value-type="float" office:value="136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7.965"/>
          <table:table-cell office:value-type="float" office:value="195.311"/>
          <table:table-cell office:value-type="float" office:value="195.25"/>
          <table:table-cell office:value-type="float" office:value="8004754.0"/>
          <table:table-cell office:value-type="float" office:value="0.0"/>
          <table:table-cell office:value-type="float" office:value="8201.0"/>
          <table:table-cell office:value-type="float" office:value="1035481.0"/>
          <table:table-cell office:value-type="float" office:value="9040988.0"/>
          <table:table-cell office:value-type="float" office:value="4220.0"/>
          <table:table-cell office:value-type="float" office:value="11778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12555"/>
          <table:table-cell office:value-type="float" office:value="0.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714"/>
          <table:table-cell office:value-type="float" office:value="0.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5556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7.64217"/>
          <table:table-cell office:value-type="float" office:value="5.542"/>
          <table:table-cell office:value-type="float" office:value="5.51"/>
          <table:table-cell office:value-type="float" office:value="141220.0"/>
          <table:table-cell office:value-type="float" office:value="0.0"/>
          <table:table-cell office:value-type="float" office:value="545.0"/>
          <table:table-cell office:value-type="float" office:value="49307.0"/>
          <table:table-cell office:value-type="float" office:value="191098.0"/>
          <table:table-cell office:value-type="float" office:value="4190.0"/>
          <table:table-cell office:value-type="float" office:value="11675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.781"/>
          <table:table-cell office:value-type="float" office:value="133.577"/>
          <table:table-cell office:value-type="float" office:value="133.54"/>
          <table:table-cell office:value-type="float" office:value="7003513.0"/>
          <table:table-cell office:value-type="float" office:value="0.0"/>
          <table:table-cell office:value-type="float" office:value="3383.0"/>
          <table:table-cell office:value-type="float" office:value="483355.0"/>
          <table:table-cell office:value-type="float" office:value="7487429.0"/>
          <table:table-cell office:value-type="float" office:value="4190.0"/>
          <table:table-cell office:value-type="float" office:value="1167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1.473"/>
          <table:table-cell office:value-type="float" office:value="388.88"/>
          <table:table-cell office:value-type="float" office:value="388.81"/>
          <table:table-cell office:value-type="float" office:value="20846700.0"/>
          <table:table-cell office:value-type="float" office:value="0.0"/>
          <table:table-cell office:value-type="float" office:value="66409.0"/>
          <table:table-cell office:value-type="float" office:value="9475693.0"/>
          <table:table-cell office:value-type="float" office:value="30323138.0"/>
          <table:table-cell office:value-type="float" office:value="4220.0"/>
          <table:table-cell office:value-type="float" office:value="11788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6.47295"/>
          <table:table-cell office:value-type="float" office:value="4.376"/>
          <table:table-cell office:value-type="float" office:value="4.32"/>
          <table:table-cell office:value-type="float" office:value="74072.0"/>
          <table:table-cell office:value-type="float" office:value="0.0"/>
          <table:table-cell office:value-type="float" office:value="764.0"/>
          <table:table-cell office:value-type="float" office:value="70309.0"/>
          <table:table-cell office:value-type="float" office:value="144730.0"/>
          <table:table-cell office:value-type="float" office:value="4190.0"/>
          <table:table-cell office:value-type="float" office:value="11673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2941"/>
          <table:table-cell office:value-type="float" office:value="34.078"/>
          <table:table-cell office:value-type="float" office:value="34.03"/>
          <table:table-cell office:value-type="float" office:value="1700278.0"/>
          <table:table-cell office:value-type="float" office:value="0.0"/>
          <table:table-cell office:value-type="float" office:value="2398.0"/>
          <table:table-cell office:value-type="float" office:value="214837.0"/>
          <table:table-cell office:value-type="float" office:value="1915743.0"/>
          <table:table-cell office:value-type="float" office:value="4190.0"/>
          <table:table-cell office:value-type="float" office:value="11673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0.6075"/>
          <table:table-cell office:value-type="float" office:value="87.947"/>
          <table:table-cell office:value-type="float" office:value="87.87"/>
          <table:table-cell office:value-type="float" office:value="3373650.0"/>
          <table:table-cell office:value-type="float" office:value="0.0"/>
          <table:table-cell office:value-type="float" office:value="2902.0"/>
          <table:table-cell office:value-type="float" office:value="352806.0"/>
          <table:table-cell office:value-type="float" office:value="3727199.0"/>
          <table:table-cell office:value-type="float" office:value="4220.0"/>
          <table:table-cell office:value-type="float" office:value="11786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26121"/>
          <table:table-cell office:value-type="float" office:value="1.134"/>
          <table:table-cell office:value-type="float" office:value="1.1"/>
          <table:table-cell office:value-type="float" office:value="55103.0"/>
          <table:table-cell office:value-type="float" office:value="0.0"/>
          <table:table-cell office:value-type="float" office:value="57.0"/>
          <table:table-cell office:value-type="float" office:value="2568.0"/>
          <table:table-cell office:value-type="float" office:value="57956.0"/>
          <table:table-cell office:value-type="float" office:value="4190.0"/>
          <table:table-cell office:value-type="float" office:value="11666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63077"/>
          <table:table-cell office:value-type="float" office:value="2.415"/>
          <table:table-cell office:value-type="float" office:value="2.38"/>
          <table:table-cell office:value-type="float" office:value="78672.0"/>
          <table:table-cell office:value-type="float" office:value="0.0"/>
          <table:table-cell office:value-type="float" office:value="232.0"/>
          <table:table-cell office:value-type="float" office:value="14417.0"/>
          <table:table-cell office:value-type="float" office:value="93550.0"/>
          <table:table-cell office:value-type="float" office:value="4190.0"/>
          <table:table-cell office:value-type="float" office:value="11666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2.343"/>
          <table:table-cell office:value-type="float" office:value="399.724"/>
          <table:table-cell office:value-type="float" office:value="399.65"/>
          <table:table-cell office:value-type="float" office:value="22329990.0"/>
          <table:table-cell office:value-type="float" office:value="0.0"/>
          <table:table-cell office:value-type="float" office:value="7891.0"/>
          <table:table-cell office:value-type="float" office:value="734793.0"/>
          <table:table-cell office:value-type="float" office:value="23065468.0"/>
          <table:table-cell office:value-type="float" office:value="4220.0"/>
          <table:table-cell office:value-type="float" office:value="1177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